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6.2988in" svg:height="3.5335in" svg:x="4.5457in" svg:y="7.4445in">
            <draw:object draw:notify-on-update-of-ranges="output.A86:output.A86 output.A87:output.A95 output.B86:output.B86 output.B87:output.B95 output.C86:output.C86 output.C87:output.C95 output.D86:output.D86 output.D87:output.D95 output.E86:output.E86 output.E87:output.E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7846in" svg:y="7.35in">
            <draw:object draw:notify-on-update-of-ranges="output.A97:output.A97 output.A98:output.A101 output.B97:output.B97 output.B98:output.B101 output.C97:output.C97 output.C98:output.C101 output.D97:output.D97 output.D98:output.D101 output.E97:output.E97 output.E98:output.E101 output.F97:output.F97 output.F98:output.F101 output.G97:output.G97 output.G98:output.G101 output.H97:output.H97 output.H98:output.H101 output.I97:output.I97 output.I98:output.I101 output.J97:output.J97 output.J98:output.J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335in" svg:x="4.524in" svg:y="10.9114in">
            <draw:object draw:notify-on-update-of-ranges="output.A104:output.A104 output.A105:output.A113 output.B104:output.B104 output.B105:output.B113 output.C104:output.C104 output.C105:output.C113 output.D104:output.D104 output.D105:output.D113 output.E104:output.E104 output.E105:output.E1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92in" svg:height="3.5331in" svg:x="10.8228in" svg:y="10.8669in">
            <draw:object draw:notify-on-update-of-ranges="output.A115:output.A115 output.A116:output.A119 output.B115:output.B115 output.B116:output.B119 output.C115:output.C115 output.C116:output.C119 output.D115:output.D115 output.D116:output.D119 output.E115:output.E115 output.E116:output.E119 output.F115:output.F115 output.F116:output.F119 output.G115:output.G115 output.G116:output.G119 output.H115:output.H115 output.H116:output.H119 output.I115:output.I115 output.I116:output.I119 output.J115:output.J115 output.J116:output.J1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335in" svg:x="17.0575in" svg:y="8.689in">
            <draw:object draw:notify-on-update-of-ranges="output.A122:output.A122 output.A123:output.A131 output.B122:output.B122 output.B123:output.B1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lobal Size</text:p>
          </table:table-cell>
          <table:table-cell office:value-type="string" calcext:value-type="string">
            <text:p>Local Work Group Size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38.206817" calcext:value-type="float">
            <text:p>38.2068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75.742271" calcext:value-type="float">
            <text:p>75.742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19.302672" calcext:value-type="float">
            <text:p>119.302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194.98451" calcext:value-type="float">
            <text:p>194.984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271.056332" calcext:value-type="float">
            <text:p>271.056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359.7799" calcext:value-type="float">
            <text:p>359.77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466.87727" calcext:value-type="float">
            <text:p>466.87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544.889524" calcext:value-type="float">
            <text:p>544.8895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438.120855" calcext:value-type="float">
            <text:p>438.1208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42.211464" calcext:value-type="float">
            <text:p>42.2114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65.975795" calcext:value-type="float">
            <text:p>65.9757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32.522592" calcext:value-type="float">
            <text:p>132.5225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90.117163" calcext:value-type="float">
            <text:p>190.117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77.926766" calcext:value-type="float">
            <text:p>277.9267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313.792711" calcext:value-type="float">
            <text:p>313.7927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76.482077" calcext:value-type="float">
            <text:p>476.4820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544.213916" calcext:value-type="float">
            <text:p>544.2139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84.928757" calcext:value-type="float">
            <text:p>484.928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66.029638" calcext:value-type="float">
            <text:p>66.029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79.91893" calcext:value-type="float">
            <text:p>79.918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138.15216" calcext:value-type="float">
            <text:p>138.15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207.245005" calcext:value-type="float">
            <text:p>207.245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312.380761" calcext:value-type="float">
            <text:p>312.380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317.210181" calcext:value-type="float">
            <text:p>317.210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float" office:value="486.132324" calcext:value-type="float">
            <text:p>486.132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float" office:value="571.347618" calcext:value-type="float">
            <text:p>571.347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8" calcext:value-type="float">
            <text:p>128</text:p>
          </table:table-cell>
          <table:table-cell office:value-type="float" office:value="604.831131" calcext:value-type="float">
            <text:p>604.831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37.07987" calcext:value-type="float">
            <text:p>37.07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70.497471" calcext:value-type="float">
            <text:p>70.497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132.604376" calcext:value-type="float">
            <text:p>132.604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213.869225" calcext:value-type="float">
            <text:p>213.869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271.198504" calcext:value-type="float">
            <text:p>271.1985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350.334489" calcext:value-type="float">
            <text:p>350.334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float" office:value="437.970845" calcext:value-type="float">
            <text:p>437.9708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float" office:value="561.727864" calcext:value-type="float">
            <text:p>561.7278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56" calcext:value-type="float">
            <text:p>256</text:p>
          </table:table-cell>
          <table:table-cell office:value-type="float" office:value="588.190485" calcext:value-type="float">
            <text:p>588.1904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38.023581" calcext:value-type="float">
            <text:p>38.0235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69.534144" calcext:value-type="float">
            <text:p>69.534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27.899829" calcext:value-type="float">
            <text:p>127.8998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180.534101" calcext:value-type="float">
            <text:p>180.534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252.452476" calcext:value-type="float">
            <text:p>252.4524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330.428962" calcext:value-type="float">
            <text:p>330.428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425.760609" calcext:value-type="float">
            <text:p>425.7606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484.885311" calcext:value-type="float">
            <text:p>484.8853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496.540186" calcext:value-type="float">
            <text:p>496.540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37.081758" calcext:value-type="float">
            <text:p>37.081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73.729484" calcext:value-type="float">
            <text:p>73.7294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17.958548" calcext:value-type="float">
            <text:p>117.9585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78.778509" calcext:value-type="float">
            <text:p>178.7785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46.863054" calcext:value-type="float">
            <text:p>246.863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347.992427" calcext:value-type="float">
            <text:p>347.992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430.103946" calcext:value-type="float">
            <text:p>430.1039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83.99343" calcext:value-type="float">
            <text:p>483.993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425.927606" calcext:value-type="float">
            <text:p>425.9276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43.166965" calcext:value-type="float">
            <text:p>43.166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69.514304" calcext:value-type="float">
            <text:p>69.5143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123.641982" calcext:value-type="float">
            <text:p>123.6419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188.723147" calcext:value-type="float">
            <text:p>188.72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246.769867" calcext:value-type="float">
            <text:p>246.7698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332.419155" calcext:value-type="float">
            <text:p>332.419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float" office:value="421.712794" calcext:value-type="float">
            <text:p>421.7127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float" office:value="482.945677" calcext:value-type="float">
            <text:p>482.9456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8" calcext:value-type="float">
            <text:p>128</text:p>
          </table:table-cell>
          <table:table-cell office:value-type="float" office:value="520.636548" calcext:value-type="float">
            <text:p>520.6365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38.107554" calcext:value-type="float">
            <text:p>38.107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71.224641" calcext:value-type="float">
            <text:p>71.2246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125.368126" calcext:value-type="float">
            <text:p>125.368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184.243078" calcext:value-type="float">
            <text:p>184.243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266.386065" calcext:value-type="float">
            <text:p>266.3860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329.200081" calcext:value-type="float">
            <text:p>329.2000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float" office:value="419.204533" calcext:value-type="float">
            <text:p>419.2045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float" office:value="484.622497" calcext:value-type="float">
            <text:p>484.622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56" calcext:value-type="float">
            <text:p>256</text:p>
          </table:table-cell>
          <table:table-cell office:value-type="float" office:value="420.718978" calcext:value-type="float">
            <text:p>420.718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42.279545" calcext:value-type="float">
            <text:p>42.279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77.170266" calcext:value-type="float">
            <text:p>77.170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27.065621" calcext:value-type="float">
            <text:p>127.0656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192.05167" calcext:value-type="float">
            <text:p>192.05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283.099598" calcext:value-type="float">
            <text:p>283.0995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364.334688" calcext:value-type="float">
            <text:p>364.334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447.868051" calcext:value-type="float">
            <text:p>447.8680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489.028952" calcext:value-type="float">
            <text:p>489.028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555.188362" calcext:value-type="float">
            <text:p>555.188362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rrayMult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8.206817" calcext:value-type="float">
            <text:p>38.206817</text:p>
          </table:table-cell>
          <table:table-cell office:value-type="float" office:value="42.211464" calcext:value-type="float">
            <text:p>42.211464</text:p>
          </table:table-cell>
          <table:table-cell office:value-type="float" office:value="66.029638" calcext:value-type="float">
            <text:p>66.029638</text:p>
          </table:table-cell>
          <table:table-cell office:value-type="float" office:value="37.07987" calcext:value-type="float">
            <text:p>37.07987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5.742271" calcext:value-type="float">
            <text:p>75.742271</text:p>
          </table:table-cell>
          <table:table-cell office:value-type="float" office:value="65.975795" calcext:value-type="float">
            <text:p>65.975795</text:p>
          </table:table-cell>
          <table:table-cell office:value-type="float" office:value="79.91893" calcext:value-type="float">
            <text:p>79.91893</text:p>
          </table:table-cell>
          <table:table-cell office:value-type="float" office:value="70.497471" calcext:value-type="float">
            <text:p>70.497471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9.302672" calcext:value-type="float">
            <text:p>119.302672</text:p>
          </table:table-cell>
          <table:table-cell office:value-type="float" office:value="132.522592" calcext:value-type="float">
            <text:p>132.522592</text:p>
          </table:table-cell>
          <table:table-cell office:value-type="float" office:value="138.15216" calcext:value-type="float">
            <text:p>138.15216</text:p>
          </table:table-cell>
          <table:table-cell office:value-type="float" office:value="132.604376" calcext:value-type="float">
            <text:p>132.60437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94.98451" calcext:value-type="float">
            <text:p>194.98451</text:p>
          </table:table-cell>
          <table:table-cell office:value-type="float" office:value="190.117163" calcext:value-type="float">
            <text:p>190.117163</text:p>
          </table:table-cell>
          <table:table-cell office:value-type="float" office:value="207.245005" calcext:value-type="float">
            <text:p>207.245005</text:p>
          </table:table-cell>
          <table:table-cell office:value-type="float" office:value="213.869225" calcext:value-type="float">
            <text:p>213.869225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71.056332" calcext:value-type="float">
            <text:p>271.056332</text:p>
          </table:table-cell>
          <table:table-cell office:value-type="float" office:value="277.926766" calcext:value-type="float">
            <text:p>277.926766</text:p>
          </table:table-cell>
          <table:table-cell office:value-type="float" office:value="312.380761" calcext:value-type="float">
            <text:p>312.380761</text:p>
          </table:table-cell>
          <table:table-cell office:value-type="float" office:value="271.198504" calcext:value-type="float">
            <text:p>271.19850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59.7799" calcext:value-type="float">
            <text:p>359.7799</text:p>
          </table:table-cell>
          <table:table-cell office:value-type="float" office:value="313.792711" calcext:value-type="float">
            <text:p>313.792711</text:p>
          </table:table-cell>
          <table:table-cell office:value-type="float" office:value="317.210181" calcext:value-type="float">
            <text:p>317.210181</text:p>
          </table:table-cell>
          <table:table-cell office:value-type="float" office:value="350.334489" calcext:value-type="float">
            <text:p>350.334489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66.87727" calcext:value-type="float">
            <text:p>466.87727</text:p>
          </table:table-cell>
          <table:table-cell office:value-type="float" office:value="476.482077" calcext:value-type="float">
            <text:p>476.482077</text:p>
          </table:table-cell>
          <table:table-cell office:value-type="float" office:value="486.132324" calcext:value-type="float">
            <text:p>486.132324</text:p>
          </table:table-cell>
          <table:table-cell office:value-type="float" office:value="437.970845" calcext:value-type="float">
            <text:p>437.970845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44.889524" calcext:value-type="float">
            <text:p>544.889524</text:p>
          </table:table-cell>
          <table:table-cell office:value-type="float" office:value="544.213916" calcext:value-type="float">
            <text:p>544.213916</text:p>
          </table:table-cell>
          <table:table-cell office:value-type="float" office:value="571.347618" calcext:value-type="float">
            <text:p>571.347618</text:p>
          </table:table-cell>
          <table:table-cell office:value-type="float" office:value="561.727864" calcext:value-type="float">
            <text:p>561.727864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38.120855" calcext:value-type="float">
            <text:p>438.120855</text:p>
          </table:table-cell>
          <table:table-cell office:value-type="float" office:value="484.928757" calcext:value-type="float">
            <text:p>484.928757</text:p>
          </table:table-cell>
          <table:table-cell office:value-type="float" office:value="604.831131" calcext:value-type="float">
            <text:p>604.831131</text:p>
          </table:table-cell>
          <table:table-cell office:value-type="float" office:value="588.190485" calcext:value-type="float">
            <text:p>588.19048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.206817" calcext:value-type="float">
            <text:p>38.206817</text:p>
          </table:table-cell>
          <table:table-cell office:value-type="float" office:value="75.742271" calcext:value-type="float">
            <text:p>75.742271</text:p>
          </table:table-cell>
          <table:table-cell office:value-type="float" office:value="119.302672" calcext:value-type="float">
            <text:p>119.302672</text:p>
          </table:table-cell>
          <table:table-cell office:value-type="float" office:value="194.98451" calcext:value-type="float">
            <text:p>194.98451</text:p>
          </table:table-cell>
          <table:table-cell office:value-type="float" office:value="271.056332" calcext:value-type="float">
            <text:p>271.056332</text:p>
          </table:table-cell>
          <table:table-cell office:value-type="float" office:value="359.7799" calcext:value-type="float">
            <text:p>359.7799</text:p>
          </table:table-cell>
          <table:table-cell office:value-type="float" office:value="466.87727" calcext:value-type="float">
            <text:p>466.87727</text:p>
          </table:table-cell>
          <table:table-cell office:value-type="float" office:value="544.889524" calcext:value-type="float">
            <text:p>544.889524</text:p>
          </table:table-cell>
          <table:table-cell office:value-type="float" office:value="438.120855" calcext:value-type="float">
            <text:p>438.1208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.211464" calcext:value-type="float">
            <text:p>42.211464</text:p>
          </table:table-cell>
          <table:table-cell office:value-type="float" office:value="65.975795" calcext:value-type="float">
            <text:p>65.975795</text:p>
          </table:table-cell>
          <table:table-cell office:value-type="float" office:value="132.522592" calcext:value-type="float">
            <text:p>132.522592</text:p>
          </table:table-cell>
          <table:table-cell office:value-type="float" office:value="190.117163" calcext:value-type="float">
            <text:p>190.117163</text:p>
          </table:table-cell>
          <table:table-cell office:value-type="float" office:value="277.926766" calcext:value-type="float">
            <text:p>277.926766</text:p>
          </table:table-cell>
          <table:table-cell office:value-type="float" office:value="313.792711" calcext:value-type="float">
            <text:p>313.792711</text:p>
          </table:table-cell>
          <table:table-cell office:value-type="float" office:value="476.482077" calcext:value-type="float">
            <text:p>476.482077</text:p>
          </table:table-cell>
          <table:table-cell office:value-type="float" office:value="544.213916" calcext:value-type="float">
            <text:p>544.213916</text:p>
          </table:table-cell>
          <table:table-cell office:value-type="float" office:value="484.928757" calcext:value-type="float">
            <text:p>484.9287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6.029638" calcext:value-type="float">
            <text:p>66.029638</text:p>
          </table:table-cell>
          <table:table-cell office:value-type="float" office:value="79.91893" calcext:value-type="float">
            <text:p>79.91893</text:p>
          </table:table-cell>
          <table:table-cell office:value-type="float" office:value="138.15216" calcext:value-type="float">
            <text:p>138.15216</text:p>
          </table:table-cell>
          <table:table-cell office:value-type="float" office:value="207.245005" calcext:value-type="float">
            <text:p>207.245005</text:p>
          </table:table-cell>
          <table:table-cell office:value-type="float" office:value="312.380761" calcext:value-type="float">
            <text:p>312.380761</text:p>
          </table:table-cell>
          <table:table-cell office:value-type="float" office:value="317.210181" calcext:value-type="float">
            <text:p>317.210181</text:p>
          </table:table-cell>
          <table:table-cell office:value-type="float" office:value="486.132324" calcext:value-type="float">
            <text:p>486.132324</text:p>
          </table:table-cell>
          <table:table-cell office:value-type="float" office:value="571.347618" calcext:value-type="float">
            <text:p>571.347618</text:p>
          </table:table-cell>
          <table:table-cell office:value-type="float" office:value="604.831131" calcext:value-type="float">
            <text:p>604.8311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7.07987" calcext:value-type="float">
            <text:p>37.07987</text:p>
          </table:table-cell>
          <table:table-cell office:value-type="float" office:value="70.497471" calcext:value-type="float">
            <text:p>70.497471</text:p>
          </table:table-cell>
          <table:table-cell office:value-type="float" office:value="132.604376" calcext:value-type="float">
            <text:p>132.604376</text:p>
          </table:table-cell>
          <table:table-cell office:value-type="float" office:value="213.869225" calcext:value-type="float">
            <text:p>213.869225</text:p>
          </table:table-cell>
          <table:table-cell office:value-type="float" office:value="271.198504" calcext:value-type="float">
            <text:p>271.198504</text:p>
          </table:table-cell>
          <table:table-cell office:value-type="float" office:value="350.334489" calcext:value-type="float">
            <text:p>350.334489</text:p>
          </table:table-cell>
          <table:table-cell office:value-type="float" office:value="437.970845" calcext:value-type="float">
            <text:p>437.970845</text:p>
          </table:table-cell>
          <table:table-cell office:value-type="float" office:value="561.727864" calcext:value-type="float">
            <text:p>561.727864</text:p>
          </table:table-cell>
          <table:table-cell office:value-type="float" office:value="588.190485" calcext:value-type="float">
            <text:p>588.19048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Add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8.023581" calcext:value-type="float">
            <text:p>38.023581</text:p>
          </table:table-cell>
          <table:table-cell office:value-type="float" office:value="37.081758" calcext:value-type="float">
            <text:p>37.081758</text:p>
          </table:table-cell>
          <table:table-cell office:value-type="float" office:value="43.166965" calcext:value-type="float">
            <text:p>43.166965</text:p>
          </table:table-cell>
          <table:table-cell office:value-type="float" office:value="38.107554" calcext:value-type="float">
            <text:p>38.10755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9.534144" calcext:value-type="float">
            <text:p>69.534144</text:p>
          </table:table-cell>
          <table:table-cell office:value-type="float" office:value="73.729484" calcext:value-type="float">
            <text:p>73.729484</text:p>
          </table:table-cell>
          <table:table-cell office:value-type="float" office:value="69.514304" calcext:value-type="float">
            <text:p>69.514304</text:p>
          </table:table-cell>
          <table:table-cell office:value-type="float" office:value="71.224641" calcext:value-type="float">
            <text:p>71.224641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7.899829" calcext:value-type="float">
            <text:p>127.899829</text:p>
          </table:table-cell>
          <table:table-cell office:value-type="float" office:value="117.958548" calcext:value-type="float">
            <text:p>117.958548</text:p>
          </table:table-cell>
          <table:table-cell office:value-type="float" office:value="123.641982" calcext:value-type="float">
            <text:p>123.641982</text:p>
          </table:table-cell>
          <table:table-cell office:value-type="float" office:value="125.368126" calcext:value-type="float">
            <text:p>125.36812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0.534101" calcext:value-type="float">
            <text:p>180.534101</text:p>
          </table:table-cell>
          <table:table-cell office:value-type="float" office:value="178.778509" calcext:value-type="float">
            <text:p>178.778509</text:p>
          </table:table-cell>
          <table:table-cell office:value-type="float" office:value="188.723147" calcext:value-type="float">
            <text:p>188.723147</text:p>
          </table:table-cell>
          <table:table-cell office:value-type="float" office:value="184.243078" calcext:value-type="float">
            <text:p>184.243078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52.452476" calcext:value-type="float">
            <text:p>252.452476</text:p>
          </table:table-cell>
          <table:table-cell office:value-type="float" office:value="246.863054" calcext:value-type="float">
            <text:p>246.863054</text:p>
          </table:table-cell>
          <table:table-cell office:value-type="float" office:value="246.769867" calcext:value-type="float">
            <text:p>246.769867</text:p>
          </table:table-cell>
          <table:table-cell office:value-type="float" office:value="266.386065" calcext:value-type="float">
            <text:p>266.386065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30.428962" calcext:value-type="float">
            <text:p>330.428962</text:p>
          </table:table-cell>
          <table:table-cell office:value-type="float" office:value="347.992427" calcext:value-type="float">
            <text:p>347.992427</text:p>
          </table:table-cell>
          <table:table-cell office:value-type="float" office:value="332.419155" calcext:value-type="float">
            <text:p>332.419155</text:p>
          </table:table-cell>
          <table:table-cell office:value-type="float" office:value="329.200081" calcext:value-type="float">
            <text:p>329.200081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25.760609" calcext:value-type="float">
            <text:p>425.760609</text:p>
          </table:table-cell>
          <table:table-cell office:value-type="float" office:value="430.103946" calcext:value-type="float">
            <text:p>430.103946</text:p>
          </table:table-cell>
          <table:table-cell office:value-type="float" office:value="421.712794" calcext:value-type="float">
            <text:p>421.712794</text:p>
          </table:table-cell>
          <table:table-cell office:value-type="float" office:value="419.204533" calcext:value-type="float">
            <text:p>419.204533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84.885311" calcext:value-type="float">
            <text:p>484.885311</text:p>
          </table:table-cell>
          <table:table-cell office:value-type="float" office:value="483.99343" calcext:value-type="float">
            <text:p>483.99343</text:p>
          </table:table-cell>
          <table:table-cell office:value-type="float" office:value="482.945677" calcext:value-type="float">
            <text:p>482.945677</text:p>
          </table:table-cell>
          <table:table-cell office:value-type="float" office:value="484.622497" calcext:value-type="float">
            <text:p>484.622497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96.540186" calcext:value-type="float">
            <text:p>496.540186</text:p>
          </table:table-cell>
          <table:table-cell office:value-type="float" office:value="425.927606" calcext:value-type="float">
            <text:p>425.927606</text:p>
          </table:table-cell>
          <table:table-cell office:value-type="float" office:value="520.636548" calcext:value-type="float">
            <text:p>520.636548</text:p>
          </table:table-cell>
          <table:table-cell office:value-type="float" office:value="420.718978" calcext:value-type="float">
            <text:p>420.71897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.023581" calcext:value-type="float">
            <text:p>38.023581</text:p>
          </table:table-cell>
          <table:table-cell office:value-type="float" office:value="69.534144" calcext:value-type="float">
            <text:p>69.534144</text:p>
          </table:table-cell>
          <table:table-cell office:value-type="float" office:value="127.899829" calcext:value-type="float">
            <text:p>127.899829</text:p>
          </table:table-cell>
          <table:table-cell office:value-type="float" office:value="180.534101" calcext:value-type="float">
            <text:p>180.534101</text:p>
          </table:table-cell>
          <table:table-cell office:value-type="float" office:value="252.452476" calcext:value-type="float">
            <text:p>252.452476</text:p>
          </table:table-cell>
          <table:table-cell office:value-type="float" office:value="330.428962" calcext:value-type="float">
            <text:p>330.428962</text:p>
          </table:table-cell>
          <table:table-cell office:value-type="float" office:value="425.760609" calcext:value-type="float">
            <text:p>425.760609</text:p>
          </table:table-cell>
          <table:table-cell office:value-type="float" office:value="484.885311" calcext:value-type="float">
            <text:p>484.885311</text:p>
          </table:table-cell>
          <table:table-cell office:value-type="float" office:value="496.540186" calcext:value-type="float">
            <text:p>496.5401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081758" calcext:value-type="float">
            <text:p>37.081758</text:p>
          </table:table-cell>
          <table:table-cell office:value-type="float" office:value="73.729484" calcext:value-type="float">
            <text:p>73.729484</text:p>
          </table:table-cell>
          <table:table-cell office:value-type="float" office:value="117.958548" calcext:value-type="float">
            <text:p>117.958548</text:p>
          </table:table-cell>
          <table:table-cell office:value-type="float" office:value="178.778509" calcext:value-type="float">
            <text:p>178.778509</text:p>
          </table:table-cell>
          <table:table-cell office:value-type="float" office:value="246.863054" calcext:value-type="float">
            <text:p>246.863054</text:p>
          </table:table-cell>
          <table:table-cell office:value-type="float" office:value="347.992427" calcext:value-type="float">
            <text:p>347.992427</text:p>
          </table:table-cell>
          <table:table-cell office:value-type="float" office:value="430.103946" calcext:value-type="float">
            <text:p>430.103946</text:p>
          </table:table-cell>
          <table:table-cell office:value-type="float" office:value="483.99343" calcext:value-type="float">
            <text:p>483.99343</text:p>
          </table:table-cell>
          <table:table-cell office:value-type="float" office:value="425.927606" calcext:value-type="float">
            <text:p>425.9276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3.166965" calcext:value-type="float">
            <text:p>43.166965</text:p>
          </table:table-cell>
          <table:table-cell office:value-type="float" office:value="69.514304" calcext:value-type="float">
            <text:p>69.514304</text:p>
          </table:table-cell>
          <table:table-cell office:value-type="float" office:value="123.641982" calcext:value-type="float">
            <text:p>123.641982</text:p>
          </table:table-cell>
          <table:table-cell office:value-type="float" office:value="188.723147" calcext:value-type="float">
            <text:p>188.723147</text:p>
          </table:table-cell>
          <table:table-cell office:value-type="float" office:value="246.769867" calcext:value-type="float">
            <text:p>246.769867</text:p>
          </table:table-cell>
          <table:table-cell office:value-type="float" office:value="332.419155" calcext:value-type="float">
            <text:p>332.419155</text:p>
          </table:table-cell>
          <table:table-cell office:value-type="float" office:value="421.712794" calcext:value-type="float">
            <text:p>421.712794</text:p>
          </table:table-cell>
          <table:table-cell office:value-type="float" office:value="482.945677" calcext:value-type="float">
            <text:p>482.945677</text:p>
          </table:table-cell>
          <table:table-cell office:value-type="float" office:value="520.636548" calcext:value-type="float">
            <text:p>520.6365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.107554" calcext:value-type="float">
            <text:p>38.107554</text:p>
          </table:table-cell>
          <table:table-cell office:value-type="float" office:value="71.224641" calcext:value-type="float">
            <text:p>71.224641</text:p>
          </table:table-cell>
          <table:table-cell office:value-type="float" office:value="125.368126" calcext:value-type="float">
            <text:p>125.368126</text:p>
          </table:table-cell>
          <table:table-cell office:value-type="float" office:value="184.243078" calcext:value-type="float">
            <text:p>184.243078</text:p>
          </table:table-cell>
          <table:table-cell office:value-type="float" office:value="266.386065" calcext:value-type="float">
            <text:p>266.386065</text:p>
          </table:table-cell>
          <table:table-cell office:value-type="float" office:value="329.200081" calcext:value-type="float">
            <text:p>329.200081</text:p>
          </table:table-cell>
          <table:table-cell office:value-type="float" office:value="419.204533" calcext:value-type="float">
            <text:p>419.204533</text:p>
          </table:table-cell>
          <table:table-cell office:value-type="float" office:value="484.622497" calcext:value-type="float">
            <text:p>484.622497</text:p>
          </table:table-cell>
          <table:table-cell office:value-type="float" office:value="420.718978" calcext:value-type="float">
            <text:p>420.71897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Reduce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2.279545" calcext:value-type="float">
            <text:p>42.279545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7.170266" calcext:value-type="float">
            <text:p>77.170266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7.065621" calcext:value-type="float">
            <text:p>127.065621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92.05167" calcext:value-type="float">
            <text:p>192.05167</text:p>
          </table:table-cell>
          <table:table-cell table:number-columns-repeated="8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83.099598" calcext:value-type="float">
            <text:p>283.099598</text:p>
          </table:table-cell>
          <table:table-cell table:number-columns-repeated="8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64.334688" calcext:value-type="float">
            <text:p>364.334688</text:p>
          </table:table-cell>
          <table:table-cell table:number-columns-repeated="8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47.868051" calcext:value-type="float">
            <text:p>447.868051</text:p>
          </table:table-cell>
          <table:table-cell table:number-columns-repeated="8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89.028952" calcext:value-type="float">
            <text:p>489.028952</text:p>
          </table:table-cell>
          <table:table-cell table:number-columns-repeated="8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55.188362" calcext:value-type="float">
            <text:p>555.18836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30T18:13:12.750474463</dc:date>
    <meta:editing-duration>PT13M41S</meta:editing-duration>
    <meta:editing-cycles>2</meta:editing-cycles>
    <meta:generator>LibreOffice/6.4.3.2$Linux_X86_64 LibreOffice_project/40$Build-2</meta:generator>
    <meta:document-statistic meta:table-count="1" meta:cell-count="54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76cm" xlink:href=".." xlink:type="simple" chart:class="chart:line" chart:style-name="ch1">
        <chart:title svg:x="5.774cm" svg:y="0.315cm" chart:style-name="ch2">
          <text:p>Array Mult Laptop run</text:p>
        </chart:title>
        <chart:subtitle svg:x="5.734cm" svg:y="1.273cm" chart:style-name="ch3">
          <text:p>Array Size Vs MegaMults</text:p>
        </chart:subtitle>
        <chart:legend chart:legend-position="end" svg:x="14.1cm" svg:y="3.442cm" style:legend-expansion="high" chart:style-name="ch4"/>
        <chart:plot-area chart:style-name="ch5" table:cell-range-address="output.A86:output.E95" chart:data-source-has-labels="both" svg:x="1.331cm" svg:y="2.135cm" svg:width="12.449cm" svg:height="5.681cm">
          <chartooo:coordinate-region svg:x="2.138cm" svg:y="2.335cm" svg:width="10.993cm" svg:height="4.834cm"/>
          <chart:axis chart:dimension="x" chart:name="primary-x" chart:style-name="ch6" chartooo:axis-type="auto">
            <chartooo:date-scale/>
            <chart:title svg:x="6.757cm" svg:y="7.995cm" chart:style-name="ch7">
              <text:p>Array Size</text:p>
            </chart:title>
            <chart:categories table:cell-range-address="output.A87:output.A95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87:output.B95" chart:label-cell-address="output.B86:output.B86" chart:class="chart:line">
            <chart:data-point chart:repeated="9"/>
          </chart:series>
          <chart:series chart:style-name="ch11" chart:values-cell-range-address="output.C87:output.C95" chart:label-cell-address="output.C86:output.C86" chart:class="chart:line">
            <chart:data-point chart:repeated="9"/>
          </chart:series>
          <chart:series chart:style-name="ch12" chart:values-cell-range-address="output.D87:output.D95" chart:label-cell-address="output.D86:output.D86" chart:class="chart:line">
            <chart:data-point chart:repeated="9"/>
          </chart:series>
          <chart:series chart:style-name="ch13" chart:values-cell-range-address="output.E87:output.E95" chart:label-cell-address="output.E86:output.E8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86:output.B86</svg:desc>
                </draw:g>
              </table:table-cell>
              <table:table-cell office:value-type="string">
                <text:p>64</text:p>
                <draw:g>
                  <svg:desc>output.C86:output.C86</svg:desc>
                </draw:g>
              </table:table-cell>
              <table:table-cell office:value-type="string">
                <text:p>128</text:p>
                <draw:g>
                  <svg:desc>output.D86:output.D86</svg:desc>
                </draw:g>
              </table:table-cell>
              <table:table-cell office:value-type="string">
                <text:p>256</text:p>
                <draw:g>
                  <svg:desc>output.E86:output.E86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87:output.A95</svg:desc>
                </draw:g>
              </table:table-cell>
              <table:table-cell office:value-type="float" office:value="38.206817">
                <text:p>38.206817</text:p>
                <draw:g>
                  <svg:desc>output.B87:output.B95</svg:desc>
                </draw:g>
              </table:table-cell>
              <table:table-cell office:value-type="float" office:value="42.211464">
                <text:p>42.211464</text:p>
                <draw:g>
                  <svg:desc>output.C87:output.C95</svg:desc>
                </draw:g>
              </table:table-cell>
              <table:table-cell office:value-type="float" office:value="66.029638">
                <text:p>66.029638</text:p>
                <draw:g>
                  <svg:desc>output.D87:output.D95</svg:desc>
                </draw:g>
              </table:table-cell>
              <table:table-cell office:value-type="float" office:value="37.07987">
                <text:p>37.07987</text:p>
                <draw:g>
                  <svg:desc>output.E87:output.E9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75.742271">
                <text:p>75.742271</text:p>
              </table:table-cell>
              <table:table-cell office:value-type="float" office:value="65.975795">
                <text:p>65.975795</text:p>
              </table:table-cell>
              <table:table-cell office:value-type="float" office:value="79.91893">
                <text:p>79.91893</text:p>
              </table:table-cell>
              <table:table-cell office:value-type="float" office:value="70.497471">
                <text:p>70.497471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19.302672">
                <text:p>119.302672</text:p>
              </table:table-cell>
              <table:table-cell office:value-type="float" office:value="132.522592">
                <text:p>132.522592</text:p>
              </table:table-cell>
              <table:table-cell office:value-type="float" office:value="138.15216">
                <text:p>138.15216</text:p>
              </table:table-cell>
              <table:table-cell office:value-type="float" office:value="132.604376">
                <text:p>132.60437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94.98451">
                <text:p>194.98451</text:p>
              </table:table-cell>
              <table:table-cell office:value-type="float" office:value="190.117163">
                <text:p>190.117163</text:p>
              </table:table-cell>
              <table:table-cell office:value-type="float" office:value="207.245005">
                <text:p>207.245005</text:p>
              </table:table-cell>
              <table:table-cell office:value-type="float" office:value="213.869225">
                <text:p>213.86922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71.056332">
                <text:p>271.056332</text:p>
              </table:table-cell>
              <table:table-cell office:value-type="float" office:value="277.926766">
                <text:p>277.926766</text:p>
              </table:table-cell>
              <table:table-cell office:value-type="float" office:value="312.380761">
                <text:p>312.380761</text:p>
              </table:table-cell>
              <table:table-cell office:value-type="float" office:value="271.198504">
                <text:p>271.19850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59.7799">
                <text:p>359.7799</text:p>
              </table:table-cell>
              <table:table-cell office:value-type="float" office:value="313.792711">
                <text:p>313.792711</text:p>
              </table:table-cell>
              <table:table-cell office:value-type="float" office:value="317.210181">
                <text:p>317.210181</text:p>
              </table:table-cell>
              <table:table-cell office:value-type="float" office:value="350.334489">
                <text:p>350.33448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466.87727">
                <text:p>466.87727</text:p>
              </table:table-cell>
              <table:table-cell office:value-type="float" office:value="476.482077">
                <text:p>476.482077</text:p>
              </table:table-cell>
              <table:table-cell office:value-type="float" office:value="486.132324">
                <text:p>486.132324</text:p>
              </table:table-cell>
              <table:table-cell office:value-type="float" office:value="437.970845">
                <text:p>437.970845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544.889524">
                <text:p>544.889524</text:p>
              </table:table-cell>
              <table:table-cell office:value-type="float" office:value="544.213916">
                <text:p>544.213916</text:p>
              </table:table-cell>
              <table:table-cell office:value-type="float" office:value="571.347618">
                <text:p>571.347618</text:p>
              </table:table-cell>
              <table:table-cell office:value-type="float" office:value="561.727864">
                <text:p>561.72786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438.120855">
                <text:p>438.120855</text:p>
              </table:table-cell>
              <table:table-cell office:value-type="float" office:value="484.928757">
                <text:p>484.928757</text:p>
              </table:table-cell>
              <table:table-cell office:value-type="float" office:value="604.831131">
                <text:p>604.831131</text:p>
              </table:table-cell>
              <table:table-cell office:value-type="float" office:value="588.190485">
                <text:p>588.1904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74cm" svg:y="0.316cm" chart:style-name="ch2">
          <text:p>Array Mult Laptop run</text:p>
        </chart:title>
        <chart:subtitle svg:x="4.636cm" svg:y="1.275cm" chart:style-name="ch3">
          <text:p>Local Work Group Size Vs MegaMults</text:p>
        </chart:subtitle>
        <chart:legend chart:legend-position="end" svg:x="13.36cm" svg:y="2.209cm" style:legend-expansion="high" chart:style-name="ch4"/>
        <chart:plot-area chart:style-name="ch5" table:cell-range-address="output.A97:output.J101" chart:data-source-has-labels="both" svg:x="1.331cm" svg:y="2.138cm" svg:width="11.709cm" svg:height="5.701cm">
          <chartooo:coordinate-region svg:x="2.138cm" svg:y="2.338cm" svg:width="10.622cm" svg:height="4.854cm"/>
          <chart:axis chart:dimension="x" chart:name="primary-x" chart:style-name="ch6" chartooo:axis-type="auto">
            <chartooo:date-scale/>
            <chart:title svg:x="5.474cm" svg:y="8.019cm" chart:style-name="ch7">
              <text:p>Local Work Group Size</text:p>
            </chart:title>
            <chart:categories table:cell-range-address="output.A98:output.A101"/>
          </chart:axis>
          <chart:axis chart:dimension="y" chart:name="primary-y" chart:style-name="ch6">
            <chart:title svg:x="0.451cm" svg:y="6.712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98:output.B101" chart:label-cell-address="output.B97:output.B97" chart:class="chart:line">
            <chart:data-point chart:repeated="4"/>
          </chart:series>
          <chart:series chart:style-name="ch11" chart:values-cell-range-address="output.C98:output.C101" chart:label-cell-address="output.C97:output.C97" chart:class="chart:line">
            <chart:data-point chart:repeated="4"/>
          </chart:series>
          <chart:series chart:style-name="ch12" chart:values-cell-range-address="output.D98:output.D101" chart:label-cell-address="output.D97:output.D97" chart:class="chart:line">
            <chart:data-point chart:repeated="4"/>
          </chart:series>
          <chart:series chart:style-name="ch13" chart:values-cell-range-address="output.E98:output.E101" chart:label-cell-address="output.E97:output.E97" chart:class="chart:line">
            <chart:data-point chart:repeated="4"/>
          </chart:series>
          <chart:series chart:style-name="ch14" chart:values-cell-range-address="output.F98:output.F101" chart:label-cell-address="output.F97:output.F97" chart:class="chart:line">
            <chart:data-point chart:repeated="4"/>
          </chart:series>
          <chart:series chart:style-name="ch15" chart:values-cell-range-address="output.G98:output.G101" chart:label-cell-address="output.G97:output.G97" chart:class="chart:line">
            <chart:data-point chart:repeated="4"/>
          </chart:series>
          <chart:series chart:style-name="ch16" chart:values-cell-range-address="output.H98:output.H101" chart:label-cell-address="output.H97:output.H97" chart:class="chart:line">
            <chart:data-point chart:repeated="4"/>
          </chart:series>
          <chart:series chart:style-name="ch17" chart:values-cell-range-address="output.I98:output.I101" chart:label-cell-address="output.I97:output.I97" chart:class="chart:line">
            <chart:data-point chart:repeated="4"/>
          </chart:series>
          <chart:series chart:style-name="ch18" chart:values-cell-range-address="output.J98:output.J101" chart:label-cell-address="output.J97:output.J97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97:output.B97</svg:desc>
                </draw:g>
              </table:table-cell>
              <table:table-cell office:value-type="string">
                <text:p>65536</text:p>
                <draw:g>
                  <svg:desc>output.C97:output.C97</svg:desc>
                </draw:g>
              </table:table-cell>
              <table:table-cell office:value-type="string">
                <text:p>131072</text:p>
                <draw:g>
                  <svg:desc>output.D97:output.D97</svg:desc>
                </draw:g>
              </table:table-cell>
              <table:table-cell office:value-type="string">
                <text:p>262144</text:p>
                <draw:g>
                  <svg:desc>output.E97:output.E97</svg:desc>
                </draw:g>
              </table:table-cell>
              <table:table-cell office:value-type="string">
                <text:p>524288</text:p>
                <draw:g>
                  <svg:desc>output.F97:output.F97</svg:desc>
                </draw:g>
              </table:table-cell>
              <table:table-cell office:value-type="string">
                <text:p>1048576</text:p>
                <draw:g>
                  <svg:desc>output.G97:output.G97</svg:desc>
                </draw:g>
              </table:table-cell>
              <table:table-cell office:value-type="string">
                <text:p>2097152</text:p>
                <draw:g>
                  <svg:desc>output.H97:output.H97</svg:desc>
                </draw:g>
              </table:table-cell>
              <table:table-cell office:value-type="string">
                <text:p>4194304</text:p>
                <draw:g>
                  <svg:desc>output.I97:output.I97</svg:desc>
                </draw:g>
              </table:table-cell>
              <table:table-cell office:value-type="string">
                <text:p>8388608</text:p>
                <draw:g>
                  <svg:desc>output.J97:output.J97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98:output.A101</svg:desc>
                </draw:g>
              </table:table-cell>
              <table:table-cell office:value-type="float" office:value="38.206817">
                <text:p>38.206817</text:p>
                <draw:g>
                  <svg:desc>output.B98:output.B101</svg:desc>
                </draw:g>
              </table:table-cell>
              <table:table-cell office:value-type="float" office:value="75.742271">
                <text:p>75.742271</text:p>
                <draw:g>
                  <svg:desc>output.C98:output.C101</svg:desc>
                </draw:g>
              </table:table-cell>
              <table:table-cell office:value-type="float" office:value="119.302672">
                <text:p>119.302672</text:p>
                <draw:g>
                  <svg:desc>output.D98:output.D101</svg:desc>
                </draw:g>
              </table:table-cell>
              <table:table-cell office:value-type="float" office:value="194.98451">
                <text:p>194.98451</text:p>
                <draw:g>
                  <svg:desc>output.E98:output.E101</svg:desc>
                </draw:g>
              </table:table-cell>
              <table:table-cell office:value-type="float" office:value="271.056332">
                <text:p>271.056332</text:p>
                <draw:g>
                  <svg:desc>output.F98:output.F101</svg:desc>
                </draw:g>
              </table:table-cell>
              <table:table-cell office:value-type="float" office:value="359.7799">
                <text:p>359.7799</text:p>
                <draw:g>
                  <svg:desc>output.G98:output.G101</svg:desc>
                </draw:g>
              </table:table-cell>
              <table:table-cell office:value-type="float" office:value="466.87727">
                <text:p>466.87727</text:p>
                <draw:g>
                  <svg:desc>output.H98:output.H101</svg:desc>
                </draw:g>
              </table:table-cell>
              <table:table-cell office:value-type="float" office:value="544.889524">
                <text:p>544.889524</text:p>
                <draw:g>
                  <svg:desc>output.I98:output.I101</svg:desc>
                </draw:g>
              </table:table-cell>
              <table:table-cell office:value-type="float" office:value="438.120855">
                <text:p>438.120855</text:p>
                <draw:g>
                  <svg:desc>output.J98:output.J10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2.211464">
                <text:p>42.211464</text:p>
              </table:table-cell>
              <table:table-cell office:value-type="float" office:value="65.975795">
                <text:p>65.975795</text:p>
              </table:table-cell>
              <table:table-cell office:value-type="float" office:value="132.522592">
                <text:p>132.522592</text:p>
              </table:table-cell>
              <table:table-cell office:value-type="float" office:value="190.117163">
                <text:p>190.117163</text:p>
              </table:table-cell>
              <table:table-cell office:value-type="float" office:value="277.926766">
                <text:p>277.926766</text:p>
              </table:table-cell>
              <table:table-cell office:value-type="float" office:value="313.792711">
                <text:p>313.792711</text:p>
              </table:table-cell>
              <table:table-cell office:value-type="float" office:value="476.482077">
                <text:p>476.482077</text:p>
              </table:table-cell>
              <table:table-cell office:value-type="float" office:value="544.213916">
                <text:p>544.213916</text:p>
              </table:table-cell>
              <table:table-cell office:value-type="float" office:value="484.928757">
                <text:p>484.92875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6.029638">
                <text:p>66.029638</text:p>
              </table:table-cell>
              <table:table-cell office:value-type="float" office:value="79.91893">
                <text:p>79.91893</text:p>
              </table:table-cell>
              <table:table-cell office:value-type="float" office:value="138.15216">
                <text:p>138.15216</text:p>
              </table:table-cell>
              <table:table-cell office:value-type="float" office:value="207.245005">
                <text:p>207.245005</text:p>
              </table:table-cell>
              <table:table-cell office:value-type="float" office:value="312.380761">
                <text:p>312.380761</text:p>
              </table:table-cell>
              <table:table-cell office:value-type="float" office:value="317.210181">
                <text:p>317.210181</text:p>
              </table:table-cell>
              <table:table-cell office:value-type="float" office:value="486.132324">
                <text:p>486.132324</text:p>
              </table:table-cell>
              <table:table-cell office:value-type="float" office:value="571.347618">
                <text:p>571.347618</text:p>
              </table:table-cell>
              <table:table-cell office:value-type="float" office:value="604.831131">
                <text:p>604.8311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7.07987">
                <text:p>37.07987</text:p>
              </table:table-cell>
              <table:table-cell office:value-type="float" office:value="70.497471">
                <text:p>70.497471</text:p>
              </table:table-cell>
              <table:table-cell office:value-type="float" office:value="132.604376">
                <text:p>132.604376</text:p>
              </table:table-cell>
              <table:table-cell office:value-type="float" office:value="213.869225">
                <text:p>213.869225</text:p>
              </table:table-cell>
              <table:table-cell office:value-type="float" office:value="271.198504">
                <text:p>271.198504</text:p>
              </table:table-cell>
              <table:table-cell office:value-type="float" office:value="350.334489">
                <text:p>350.334489</text:p>
              </table:table-cell>
              <table:table-cell office:value-type="float" office:value="437.970845">
                <text:p>437.970845</text:p>
              </table:table-cell>
              <table:table-cell office:value-type="float" office:value="561.727864">
                <text:p>561.727864</text:p>
              </table:table-cell>
              <table:table-cell office:value-type="float" office:value="588.190485">
                <text:p>588.190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976cm" xlink:href=".." xlink:type="simple" chart:class="chart:line" chart:style-name="ch1">
        <chart:title svg:x="5.244cm" svg:y="0.315cm" chart:style-name="ch2">
          <text:p>Array Mult Add Laptop Run</text:p>
        </chart:title>
        <chart:subtitle svg:x="5.734cm" svg:y="1.273cm" chart:style-name="ch3">
          <text:p>Array Size Vs MegaMults</text:p>
        </chart:subtitle>
        <chart:legend chart:legend-position="end" svg:x="14.1cm" svg:y="3.442cm" style:legend-expansion="high" chart:style-name="ch4"/>
        <chart:plot-area chart:style-name="ch5" table:cell-range-address="output.A104:output.E113" chart:data-source-has-labels="both" svg:x="1.331cm" svg:y="2.135cm" svg:width="12.449cm" svg:height="5.681cm">
          <chartooo:coordinate-region svg:x="2.138cm" svg:y="2.335cm" svg:width="10.993cm" svg:height="4.834cm"/>
          <chart:axis chart:dimension="x" chart:name="primary-x" chart:style-name="ch6" chartooo:axis-type="auto">
            <chartooo:date-scale/>
            <chart:title svg:x="6.757cm" svg:y="7.995cm" chart:style-name="ch7">
              <text:p>Array Size</text:p>
            </chart:title>
            <chart:categories table:cell-range-address="output.A105:output.A113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105:output.B113" chart:label-cell-address="output.B104:output.B104" chart:class="chart:line">
            <chart:data-point chart:repeated="9"/>
          </chart:series>
          <chart:series chart:style-name="ch11" chart:values-cell-range-address="output.C105:output.C113" chart:label-cell-address="output.C104:output.C104" chart:class="chart:line">
            <chart:data-point chart:repeated="9"/>
          </chart:series>
          <chart:series chart:style-name="ch12" chart:values-cell-range-address="output.D105:output.D113" chart:label-cell-address="output.D104:output.D104" chart:class="chart:line">
            <chart:data-point chart:repeated="9"/>
          </chart:series>
          <chart:series chart:style-name="ch13" chart:values-cell-range-address="output.E105:output.E113" chart:label-cell-address="output.E104:output.E104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104:output.B104</svg:desc>
                </draw:g>
              </table:table-cell>
              <table:table-cell office:value-type="string">
                <text:p>64</text:p>
                <draw:g>
                  <svg:desc>output.C104:output.C104</svg:desc>
                </draw:g>
              </table:table-cell>
              <table:table-cell office:value-type="string">
                <text:p>128</text:p>
                <draw:g>
                  <svg:desc>output.D104:output.D104</svg:desc>
                </draw:g>
              </table:table-cell>
              <table:table-cell office:value-type="string">
                <text:p>256</text:p>
                <draw:g>
                  <svg:desc>output.E104:output.E104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105:output.A113</svg:desc>
                </draw:g>
              </table:table-cell>
              <table:table-cell office:value-type="float" office:value="38.023581">
                <text:p>38.023581</text:p>
                <draw:g>
                  <svg:desc>output.B105:output.B113</svg:desc>
                </draw:g>
              </table:table-cell>
              <table:table-cell office:value-type="float" office:value="37.081758">
                <text:p>37.081758</text:p>
                <draw:g>
                  <svg:desc>output.C105:output.C113</svg:desc>
                </draw:g>
              </table:table-cell>
              <table:table-cell office:value-type="float" office:value="43.166965">
                <text:p>43.166965</text:p>
                <draw:g>
                  <svg:desc>output.D105:output.D113</svg:desc>
                </draw:g>
              </table:table-cell>
              <table:table-cell office:value-type="float" office:value="38.107554">
                <text:p>38.107554</text:p>
                <draw:g>
                  <svg:desc>output.E105:output.E113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9.534144">
                <text:p>69.534144</text:p>
              </table:table-cell>
              <table:table-cell office:value-type="float" office:value="73.729484">
                <text:p>73.729484</text:p>
              </table:table-cell>
              <table:table-cell office:value-type="float" office:value="69.514304">
                <text:p>69.514304</text:p>
              </table:table-cell>
              <table:table-cell office:value-type="float" office:value="71.224641">
                <text:p>71.224641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27.899829">
                <text:p>127.899829</text:p>
              </table:table-cell>
              <table:table-cell office:value-type="float" office:value="117.958548">
                <text:p>117.958548</text:p>
              </table:table-cell>
              <table:table-cell office:value-type="float" office:value="123.641982">
                <text:p>123.641982</text:p>
              </table:table-cell>
              <table:table-cell office:value-type="float" office:value="125.368126">
                <text:p>125.36812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80.534101">
                <text:p>180.534101</text:p>
              </table:table-cell>
              <table:table-cell office:value-type="float" office:value="178.778509">
                <text:p>178.778509</text:p>
              </table:table-cell>
              <table:table-cell office:value-type="float" office:value="188.723147">
                <text:p>188.723147</text:p>
              </table:table-cell>
              <table:table-cell office:value-type="float" office:value="184.243078">
                <text:p>184.24307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52.452476">
                <text:p>252.452476</text:p>
              </table:table-cell>
              <table:table-cell office:value-type="float" office:value="246.863054">
                <text:p>246.863054</text:p>
              </table:table-cell>
              <table:table-cell office:value-type="float" office:value="246.769867">
                <text:p>246.769867</text:p>
              </table:table-cell>
              <table:table-cell office:value-type="float" office:value="266.386065">
                <text:p>266.38606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30.428962">
                <text:p>330.428962</text:p>
              </table:table-cell>
              <table:table-cell office:value-type="float" office:value="347.992427">
                <text:p>347.992427</text:p>
              </table:table-cell>
              <table:table-cell office:value-type="float" office:value="332.419155">
                <text:p>332.419155</text:p>
              </table:table-cell>
              <table:table-cell office:value-type="float" office:value="329.200081">
                <text:p>329.200081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425.760609">
                <text:p>425.760609</text:p>
              </table:table-cell>
              <table:table-cell office:value-type="float" office:value="430.103946">
                <text:p>430.103946</text:p>
              </table:table-cell>
              <table:table-cell office:value-type="float" office:value="421.712794">
                <text:p>421.712794</text:p>
              </table:table-cell>
              <table:table-cell office:value-type="float" office:value="419.204533">
                <text:p>419.20453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84.885311">
                <text:p>484.885311</text:p>
              </table:table-cell>
              <table:table-cell office:value-type="float" office:value="483.99343">
                <text:p>483.99343</text:p>
              </table:table-cell>
              <table:table-cell office:value-type="float" office:value="482.945677">
                <text:p>482.945677</text:p>
              </table:table-cell>
              <table:table-cell office:value-type="float" office:value="484.622497">
                <text:p>484.62249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496.540186">
                <text:p>496.540186</text:p>
              </table:table-cell>
              <table:table-cell office:value-type="float" office:value="425.927606">
                <text:p>425.927606</text:p>
              </table:table-cell>
              <table:table-cell office:value-type="float" office:value="520.636548">
                <text:p>520.636548</text:p>
              </table:table-cell>
              <table:table-cell office:value-type="float" office:value="420.718978">
                <text:p>420.7189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1cm" svg:height="8.975cm" xlink:href=".." xlink:type="simple" chart:class="chart:line" chart:style-name="ch1">
        <chart:title svg:x="5.244cm" svg:y="0.315cm" chart:style-name="ch2">
          <text:p>Array Mult Add Laptop Run</text:p>
        </chart:title>
        <chart:subtitle svg:x="4.636cm" svg:y="1.273cm" chart:style-name="ch3">
          <text:p>Local Work Group Size Vs MegaMults</text:p>
        </chart:subtitle>
        <chart:legend chart:legend-position="end" svg:x="13.361cm" svg:y="2.196cm" style:legend-expansion="high" chart:style-name="ch4"/>
        <chart:plot-area chart:style-name="ch5" table:cell-range-address="output.A115:output.J119" chart:data-source-has-labels="both" svg:x="1.331cm" svg:y="2.135cm" svg:width="11.71cm" svg:height="5.68cm">
          <chartooo:coordinate-region svg:x="2.138cm" svg:y="2.334cm" svg:width="10.623cm" svg:height="4.834cm"/>
          <chart:axis chart:dimension="x" chart:name="primary-x" chart:style-name="ch6" chartooo:axis-type="auto">
            <chartooo:date-scale/>
            <chart:title svg:x="5.475cm" svg:y="7.994cm" chart:style-name="ch7">
              <text:p>Local Work Group Size</text:p>
            </chart:title>
            <chart:categories table:cell-range-address="output.A116:output.A119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116:output.B119" chart:label-cell-address="output.B115:output.B115" chart:class="chart:line">
            <chart:data-point chart:repeated="4"/>
          </chart:series>
          <chart:series chart:style-name="ch11" chart:values-cell-range-address="output.C116:output.C119" chart:label-cell-address="output.C115:output.C115" chart:class="chart:line">
            <chart:data-point chart:repeated="4"/>
          </chart:series>
          <chart:series chart:style-name="ch12" chart:values-cell-range-address="output.D116:output.D119" chart:label-cell-address="output.D115:output.D115" chart:class="chart:line">
            <chart:data-point chart:repeated="4"/>
          </chart:series>
          <chart:series chart:style-name="ch13" chart:values-cell-range-address="output.E116:output.E119" chart:label-cell-address="output.E115:output.E115" chart:class="chart:line">
            <chart:data-point chart:repeated="4"/>
          </chart:series>
          <chart:series chart:style-name="ch14" chart:values-cell-range-address="output.F116:output.F119" chart:label-cell-address="output.F115:output.F115" chart:class="chart:line">
            <chart:data-point chart:repeated="4"/>
          </chart:series>
          <chart:series chart:style-name="ch15" chart:values-cell-range-address="output.G116:output.G119" chart:label-cell-address="output.G115:output.G115" chart:class="chart:line">
            <chart:data-point chart:repeated="4"/>
          </chart:series>
          <chart:series chart:style-name="ch16" chart:values-cell-range-address="output.H116:output.H119" chart:label-cell-address="output.H115:output.H115" chart:class="chart:line">
            <chart:data-point chart:repeated="4"/>
          </chart:series>
          <chart:series chart:style-name="ch17" chart:values-cell-range-address="output.I116:output.I119" chart:label-cell-address="output.I115:output.I115" chart:class="chart:line">
            <chart:data-point chart:repeated="4"/>
          </chart:series>
          <chart:series chart:style-name="ch18" chart:values-cell-range-address="output.J116:output.J119" chart:label-cell-address="output.J115:output.J115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115:output.B115</svg:desc>
                </draw:g>
              </table:table-cell>
              <table:table-cell office:value-type="string">
                <text:p>65536</text:p>
                <draw:g>
                  <svg:desc>output.C115:output.C115</svg:desc>
                </draw:g>
              </table:table-cell>
              <table:table-cell office:value-type="string">
                <text:p>131072</text:p>
                <draw:g>
                  <svg:desc>output.D115:output.D115</svg:desc>
                </draw:g>
              </table:table-cell>
              <table:table-cell office:value-type="string">
                <text:p>262144</text:p>
                <draw:g>
                  <svg:desc>output.E115:output.E115</svg:desc>
                </draw:g>
              </table:table-cell>
              <table:table-cell office:value-type="string">
                <text:p>524288</text:p>
                <draw:g>
                  <svg:desc>output.F115:output.F115</svg:desc>
                </draw:g>
              </table:table-cell>
              <table:table-cell office:value-type="string">
                <text:p>1048576</text:p>
                <draw:g>
                  <svg:desc>output.G115:output.G115</svg:desc>
                </draw:g>
              </table:table-cell>
              <table:table-cell office:value-type="string">
                <text:p>2097152</text:p>
                <draw:g>
                  <svg:desc>output.H115:output.H115</svg:desc>
                </draw:g>
              </table:table-cell>
              <table:table-cell office:value-type="string">
                <text:p>4194304</text:p>
                <draw:g>
                  <svg:desc>output.I115:output.I115</svg:desc>
                </draw:g>
              </table:table-cell>
              <table:table-cell office:value-type="string">
                <text:p>8388608</text:p>
                <draw:g>
                  <svg:desc>output.J115:output.J115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116:output.A119</svg:desc>
                </draw:g>
              </table:table-cell>
              <table:table-cell office:value-type="float" office:value="38.023581">
                <text:p>38.023581</text:p>
                <draw:g>
                  <svg:desc>output.B116:output.B119</svg:desc>
                </draw:g>
              </table:table-cell>
              <table:table-cell office:value-type="float" office:value="69.534144">
                <text:p>69.534144</text:p>
                <draw:g>
                  <svg:desc>output.C116:output.C119</svg:desc>
                </draw:g>
              </table:table-cell>
              <table:table-cell office:value-type="float" office:value="127.899829">
                <text:p>127.899829</text:p>
                <draw:g>
                  <svg:desc>output.D116:output.D119</svg:desc>
                </draw:g>
              </table:table-cell>
              <table:table-cell office:value-type="float" office:value="180.534101">
                <text:p>180.534101</text:p>
                <draw:g>
                  <svg:desc>output.E116:output.E119</svg:desc>
                </draw:g>
              </table:table-cell>
              <table:table-cell office:value-type="float" office:value="252.452476">
                <text:p>252.452476</text:p>
                <draw:g>
                  <svg:desc>output.F116:output.F119</svg:desc>
                </draw:g>
              </table:table-cell>
              <table:table-cell office:value-type="float" office:value="330.428962">
                <text:p>330.428962</text:p>
                <draw:g>
                  <svg:desc>output.G116:output.G119</svg:desc>
                </draw:g>
              </table:table-cell>
              <table:table-cell office:value-type="float" office:value="425.760609">
                <text:p>425.760609</text:p>
                <draw:g>
                  <svg:desc>output.H116:output.H119</svg:desc>
                </draw:g>
              </table:table-cell>
              <table:table-cell office:value-type="float" office:value="484.885311">
                <text:p>484.885311</text:p>
                <draw:g>
                  <svg:desc>output.I116:output.I119</svg:desc>
                </draw:g>
              </table:table-cell>
              <table:table-cell office:value-type="float" office:value="496.540186">
                <text:p>496.540186</text:p>
                <draw:g>
                  <svg:desc>output.J116:output.J11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7.081758">
                <text:p>37.081758</text:p>
              </table:table-cell>
              <table:table-cell office:value-type="float" office:value="73.729484">
                <text:p>73.729484</text:p>
              </table:table-cell>
              <table:table-cell office:value-type="float" office:value="117.958548">
                <text:p>117.958548</text:p>
              </table:table-cell>
              <table:table-cell office:value-type="float" office:value="178.778509">
                <text:p>178.778509</text:p>
              </table:table-cell>
              <table:table-cell office:value-type="float" office:value="246.863054">
                <text:p>246.863054</text:p>
              </table:table-cell>
              <table:table-cell office:value-type="float" office:value="347.992427">
                <text:p>347.992427</text:p>
              </table:table-cell>
              <table:table-cell office:value-type="float" office:value="430.103946">
                <text:p>430.103946</text:p>
              </table:table-cell>
              <table:table-cell office:value-type="float" office:value="483.99343">
                <text:p>483.99343</text:p>
              </table:table-cell>
              <table:table-cell office:value-type="float" office:value="425.927606">
                <text:p>425.92760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3.166965">
                <text:p>43.166965</text:p>
              </table:table-cell>
              <table:table-cell office:value-type="float" office:value="69.514304">
                <text:p>69.514304</text:p>
              </table:table-cell>
              <table:table-cell office:value-type="float" office:value="123.641982">
                <text:p>123.641982</text:p>
              </table:table-cell>
              <table:table-cell office:value-type="float" office:value="188.723147">
                <text:p>188.723147</text:p>
              </table:table-cell>
              <table:table-cell office:value-type="float" office:value="246.769867">
                <text:p>246.769867</text:p>
              </table:table-cell>
              <table:table-cell office:value-type="float" office:value="332.419155">
                <text:p>332.419155</text:p>
              </table:table-cell>
              <table:table-cell office:value-type="float" office:value="421.712794">
                <text:p>421.712794</text:p>
              </table:table-cell>
              <table:table-cell office:value-type="float" office:value="482.945677">
                <text:p>482.945677</text:p>
              </table:table-cell>
              <table:table-cell office:value-type="float" office:value="520.636548">
                <text:p>520.6365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8.107554">
                <text:p>38.107554</text:p>
              </table:table-cell>
              <table:table-cell office:value-type="float" office:value="71.224641">
                <text:p>71.224641</text:p>
              </table:table-cell>
              <table:table-cell office:value-type="float" office:value="125.368126">
                <text:p>125.368126</text:p>
              </table:table-cell>
              <table:table-cell office:value-type="float" office:value="184.243078">
                <text:p>184.243078</text:p>
              </table:table-cell>
              <table:table-cell office:value-type="float" office:value="266.386065">
                <text:p>266.386065</text:p>
              </table:table-cell>
              <table:table-cell office:value-type="float" office:value="329.200081">
                <text:p>329.200081</text:p>
              </table:table-cell>
              <table:table-cell office:value-type="float" office:value="419.204533">
                <text:p>419.204533</text:p>
              </table:table-cell>
              <table:table-cell office:value-type="float" office:value="484.622497">
                <text:p>484.622497</text:p>
              </table:table-cell>
              <table:table-cell office:value-type="float" office:value="420.718978">
                <text:p>420.7189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76cm" xlink:href=".." xlink:type="simple" chart:class="chart:line" chart:style-name="ch1">
        <chart:title svg:x="4.874cm" svg:y="0.315cm" chart:style-name="ch2">
          <text:p>Array Mult Reduce Laptop Run</text:p>
        </chart:title>
        <chart:subtitle svg:x="5.734cm" svg:y="1.273cm" chart:style-name="ch3">
          <text:p>Array Size Vs MegaMults</text:p>
        </chart:subtitle>
        <chart:legend chart:legend-position="end" svg:x="14.286cm" svg:y="4.189cm" style:legend-expansion="high" chart:style-name="ch4"/>
        <chart:plot-area chart:style-name="ch5" table:cell-range-address="output.A122:output.B131" chart:data-source-has-labels="both" svg:x="1.331cm" svg:y="2.135cm" svg:width="12.635cm" svg:height="5.681cm">
          <chartooo:coordinate-region svg:x="2.138cm" svg:y="2.335cm" svg:width="11.178cm" svg:height="4.834cm"/>
          <chart:axis chart:dimension="x" chart:name="primary-x" chart:style-name="ch6" chartooo:axis-type="auto">
            <chartooo:date-scale/>
            <chart:title svg:x="6.85cm" svg:y="7.995cm" chart:style-name="ch7">
              <text:p>Array Size</text:p>
            </chart:title>
            <chart:categories table:cell-range-address="output.A123:output.A131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123:output.B131" chart:label-cell-address="output.B122:output.B122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122:output.B122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123:output.A131</svg:desc>
                </draw:g>
              </table:table-cell>
              <table:table-cell office:value-type="float" office:value="42.279545">
                <text:p>42.279545</text:p>
                <draw:g>
                  <svg:desc>output.B123:output.B13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77.170266">
                <text:p>77.17026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27.065621">
                <text:p>127.06562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92.05167">
                <text:p>192.0516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83.099598">
                <text:p>283.09959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64.334688">
                <text:p>364.33468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447.868051">
                <text:p>447.86805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89.028952">
                <text:p>489.02895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555.188362">
                <text:p>555.1883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